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Lucidasans1" svg:font-family="Lucidasans"/>
    <style:font-face style:name="Times" svg:font-family="Times"/>
    <style:font-face style:name="Liberation Sans" svg:font-family="'Liberation Sans'" style:font-family-generic="swiss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ans" officeooo:rsid="00013a5f" officeooo:paragraph-rsid="007dfdd9"/>
    </style:style>
    <style:style style:name="P2" style:family="paragraph" style:parent-style-name="Standard">
      <style:paragraph-properties fo:line-height="115%"/>
      <style:text-properties style:font-name="Liberation Sans" style:text-underline-style="solid" style:text-underline-width="auto" style:text-underline-color="font-color" fo:font-weight="bold" officeooo:rsid="000d47b3" officeooo:paragraph-rsid="000d47b3" style:font-weight-asian="bold" style:font-weight-complex="bold"/>
    </style:style>
    <style:style style:name="P3" style:family="paragraph" style:parent-style-name="Standard" style:list-style-name="L5">
      <style:paragraph-properties fo:line-height="115%"/>
      <style:text-properties style:font-name="Liberation Sans" officeooo:rsid="0072e3aa" officeooo:paragraph-rsid="0072e3aa"/>
    </style:style>
    <style:style style:name="P4" style:family="paragraph" style:parent-style-name="Standard" style:list-style-name="L6">
      <style:paragraph-properties fo:line-height="115%"/>
      <style:text-properties style:font-name="Liberation Sans" officeooo:rsid="007aa5cc" officeooo:paragraph-rsid="007aa5cc"/>
    </style:style>
    <style:style style:name="P5" style:family="paragraph" style:parent-style-name="Standard" style:list-style-name="L5">
      <style:paragraph-properties fo:line-height="115%"/>
      <style:text-properties style:font-name="Liberation Sans" officeooo:rsid="0012a2a3" officeooo:paragraph-rsid="0064e1aa"/>
    </style:style>
    <style:style style:name="P6" style:family="paragraph" style:parent-style-name="Standard" style:list-style-name="L5">
      <style:paragraph-properties fo:line-height="115%"/>
      <style:text-properties style:font-name="Liberation Sans" officeooo:rsid="004059ad" officeooo:paragraph-rsid="0064e1aa"/>
    </style:style>
    <style:style style:name="P7" style:family="paragraph" style:parent-style-name="Standard" style:list-style-name="L5">
      <style:paragraph-properties fo:line-height="115%"/>
      <style:text-properties style:font-name="Liberation Sans" officeooo:rsid="00420750" officeooo:paragraph-rsid="0064e1aa"/>
    </style:style>
    <style:style style:name="P8" style:family="paragraph" style:parent-style-name="Standard" style:list-style-name="L5">
      <style:paragraph-properties fo:line-height="115%"/>
      <style:text-properties style:font-name="Liberation Sans" officeooo:rsid="0043fd5c" officeooo:paragraph-rsid="0064e1aa"/>
    </style:style>
    <style:style style:name="P9" style:family="paragraph" style:parent-style-name="Standard" style:list-style-name="L5">
      <style:paragraph-properties fo:line-height="115%"/>
      <style:text-properties style:font-name="Liberation Sans" officeooo:rsid="00462ed1" officeooo:paragraph-rsid="0064e1aa"/>
    </style:style>
    <style:style style:name="P10" style:family="paragraph" style:parent-style-name="Standard" style:list-style-name="L5">
      <style:paragraph-properties fo:line-height="115%"/>
      <style:text-properties style:font-name="Liberation Sans" officeooo:rsid="00482776" officeooo:paragraph-rsid="0064e1aa"/>
    </style:style>
    <style:style style:name="P11" style:family="paragraph" style:parent-style-name="Standard" style:list-style-name="L5">
      <style:paragraph-properties fo:line-height="115%"/>
      <style:text-properties style:font-name="Liberation Sans" officeooo:rsid="000a4c26" officeooo:paragraph-rsid="00198e40"/>
    </style:style>
    <style:style style:name="P12" style:family="paragraph" style:parent-style-name="Standard" style:list-style-name="L7">
      <style:paragraph-properties fo:line-height="115%"/>
      <style:text-properties style:font-name="Liberation Sans" officeooo:rsid="000a4c26" officeooo:paragraph-rsid="007dfdd9"/>
    </style:style>
    <style:style style:name="P13" style:family="paragraph" style:parent-style-name="Standard">
      <style:paragraph-properties fo:line-height="115%"/>
      <style:text-properties style:font-name="Liberation Sans" officeooo:rsid="000a4c26" officeooo:paragraph-rsid="00198e40"/>
    </style:style>
    <style:style style:name="P14" style:family="paragraph" style:parent-style-name="Standard" style:list-style-name="L5">
      <style:paragraph-properties fo:line-height="115%"/>
      <style:text-properties style:font-name="Liberation Sans" officeooo:rsid="00168f0a" officeooo:paragraph-rsid="00168f0a"/>
    </style:style>
    <style:style style:name="P15" style:family="paragraph" style:parent-style-name="Standard" style:list-style-name="L5">
      <style:paragraph-properties fo:line-height="115%"/>
      <style:text-properties style:font-name="Liberation Sans" officeooo:rsid="005ef973" officeooo:paragraph-rsid="005ef973"/>
    </style:style>
    <style:style style:name="P16" style:family="paragraph" style:parent-style-name="Standard" style:list-style-name="L5">
      <style:paragraph-properties fo:line-height="115%"/>
      <style:text-properties style:font-name="Liberation Sans" officeooo:rsid="005f4697" officeooo:paragraph-rsid="005f4697"/>
    </style:style>
    <style:style style:name="P17" style:family="paragraph" style:parent-style-name="Standard" style:list-style-name="L5">
      <style:paragraph-properties fo:line-height="115%"/>
      <style:text-properties style:font-name="Liberation Sans" officeooo:rsid="0017eb19" officeooo:paragraph-rsid="0017eb19"/>
    </style:style>
    <style:style style:name="P18" style:family="paragraph" style:parent-style-name="Standard" style:list-style-name="L5">
      <style:paragraph-properties fo:line-height="115%"/>
      <style:text-properties style:font-name="Liberation Sans" officeooo:rsid="00614436" officeooo:paragraph-rsid="00614436"/>
    </style:style>
    <style:style style:name="P19" style:family="paragraph" style:parent-style-name="Standard" style:list-style-name="L5">
      <style:paragraph-properties fo:line-height="115%"/>
      <style:text-properties style:font-name="Liberation Sans" officeooo:rsid="006281a9" officeooo:paragraph-rsid="006281a9"/>
    </style:style>
    <style:style style:name="P20" style:family="paragraph" style:parent-style-name="Standard" style:list-style-name="L5">
      <style:paragraph-properties fo:line-height="115%"/>
      <style:text-properties style:font-name="Liberation Sans" officeooo:rsid="006894cb" officeooo:paragraph-rsid="006894cb"/>
    </style:style>
    <style:style style:name="P21" style:family="paragraph" style:parent-style-name="Standard" style:list-style-name="L5">
      <style:paragraph-properties fo:line-height="115%"/>
      <style:text-properties style:font-name="Liberation Sans" officeooo:rsid="0066bfdc" officeooo:paragraph-rsid="0066bfdc"/>
    </style:style>
    <style:style style:name="P22" style:family="paragraph" style:parent-style-name="Standard" style:list-style-name="L5">
      <style:paragraph-properties fo:line-height="115%"/>
      <style:text-properties style:font-name="Liberation Sans" officeooo:rsid="006725d3" officeooo:paragraph-rsid="006725d3"/>
    </style:style>
    <style:style style:name="P23" style:family="paragraph" style:parent-style-name="Standard" style:list-style-name="L5">
      <style:paragraph-properties fo:line-height="115%"/>
      <style:text-properties style:font-name="Liberation Sans" officeooo:rsid="006b5c63" officeooo:paragraph-rsid="006b5c63"/>
    </style:style>
    <style:style style:name="P24" style:family="paragraph" style:parent-style-name="Standard" style:list-style-name="L5">
      <style:paragraph-properties fo:line-height="115%"/>
      <style:text-properties style:font-name="Liberation Sans" officeooo:rsid="00721131" officeooo:paragraph-rsid="00721131"/>
    </style:style>
    <style:style style:name="P25" style:family="paragraph" style:parent-style-name="Standard" style:list-style-name="L5">
      <style:paragraph-properties fo:line-height="115%"/>
      <style:text-properties style:font-name="Liberation Sans" officeooo:rsid="0074e77e" officeooo:paragraph-rsid="0074e77e"/>
    </style:style>
    <style:style style:name="P26" style:family="paragraph" style:parent-style-name="Standard" style:list-style-name="L5">
      <style:paragraph-properties fo:line-height="115%"/>
      <style:text-properties style:font-name="Liberation Sans" officeooo:rsid="0075e385" officeooo:paragraph-rsid="0075e385"/>
    </style:style>
    <style:style style:name="P27" style:family="paragraph" style:parent-style-name="Standard" style:list-style-name="L5">
      <style:paragraph-properties fo:line-height="115%"/>
      <style:text-properties style:font-name="Liberation Sans" officeooo:rsid="00778576" officeooo:paragraph-rsid="00778576"/>
    </style:style>
    <style:style style:name="P28" style:family="paragraph" style:parent-style-name="Standard" style:list-style-name="L5">
      <style:paragraph-properties fo:line-height="115%"/>
      <style:text-properties style:font-name="Liberation Sans" officeooo:rsid="00791986" officeooo:paragraph-rsid="00791986"/>
    </style:style>
    <style:style style:name="P29" style:family="paragraph" style:parent-style-name="Standard" style:list-style-name="L7">
      <style:paragraph-properties fo:line-height="115%"/>
      <style:text-properties style:font-name="Liberation Sans" officeooo:rsid="00049ebc" officeooo:paragraph-rsid="007dfdd9"/>
    </style:style>
    <style:style style:name="P30" style:family="paragraph" style:parent-style-name="Standard" style:list-style-name="L7">
      <style:paragraph-properties fo:line-height="115%"/>
      <style:text-properties style:font-name="Liberation Sans" officeooo:rsid="001b05e1" officeooo:paragraph-rsid="007dfdd9"/>
    </style:style>
    <style:style style:name="P31" style:family="paragraph" style:parent-style-name="Standard" style:list-style-name="L7">
      <style:paragraph-properties fo:line-height="115%"/>
      <style:text-properties style:font-name="Liberation Sans" officeooo:rsid="001de044" officeooo:paragraph-rsid="007dfdd9"/>
    </style:style>
    <style:style style:name="P32" style:family="paragraph" style:parent-style-name="Standard" style:list-style-name="L7">
      <style:paragraph-properties fo:line-height="115%"/>
      <style:text-properties style:font-name="Liberation Sans" officeooo:rsid="001f80cb" officeooo:paragraph-rsid="007dfdd9"/>
    </style:style>
    <style:style style:name="P33" style:family="paragraph" style:parent-style-name="Standard" style:list-style-name="L7">
      <style:paragraph-properties fo:line-height="115%"/>
      <style:text-properties style:font-name="Liberation Sans" officeooo:rsid="0004c3ec" officeooo:paragraph-rsid="007dfdd9"/>
    </style:style>
    <style:style style:name="P34" style:family="paragraph" style:parent-style-name="Standard" style:list-style-name="L7">
      <style:paragraph-properties fo:line-height="115%"/>
      <style:text-properties style:font-name="Liberation Sans" officeooo:rsid="002127e3" officeooo:paragraph-rsid="007dfdd9"/>
    </style:style>
    <style:style style:name="P35" style:family="paragraph" style:parent-style-name="Standard" style:list-style-name="L7">
      <style:paragraph-properties fo:line-height="115%"/>
      <style:text-properties style:font-name="Liberation Sans" officeooo:rsid="0025b196" officeooo:paragraph-rsid="007dfdd9"/>
    </style:style>
    <style:style style:name="P36" style:family="paragraph" style:parent-style-name="Standard" style:list-style-name="L7">
      <style:paragraph-properties fo:line-height="115%"/>
      <style:text-properties style:font-name="Liberation Sans" officeooo:rsid="00083c9b" officeooo:paragraph-rsid="007dfdd9"/>
    </style:style>
    <style:style style:name="P37" style:family="paragraph" style:parent-style-name="Standard" style:list-style-name="L7">
      <style:paragraph-properties fo:line-height="115%"/>
      <style:text-properties style:font-name="Liberation Sans" officeooo:rsid="00282843" officeooo:paragraph-rsid="007dfdd9"/>
    </style:style>
    <style:style style:name="P38" style:family="paragraph" style:parent-style-name="Standard" style:list-style-name="L7">
      <style:paragraph-properties fo:line-height="115%"/>
      <style:text-properties style:font-name="Liberation Sans" officeooo:rsid="0008ca18" officeooo:paragraph-rsid="007dfdd9"/>
    </style:style>
    <style:style style:name="P39" style:family="paragraph" style:parent-style-name="Standard">
      <style:paragraph-properties fo:line-height="115%"/>
      <style:text-properties style:font-name="Liberation Sans" officeooo:rsid="00151dff" officeooo:paragraph-rsid="00151dff"/>
    </style:style>
    <style:style style:name="P40" style:family="paragraph" style:parent-style-name="Standard">
      <style:paragraph-properties fo:line-height="115%"/>
      <style:text-properties style:font-name="Liberation Sans" style:text-underline-style="solid" style:text-underline-width="auto" style:text-underline-color="font-color" fo:font-weight="bold" officeooo:rsid="000d47b3" officeooo:paragraph-rsid="000d47b3" style:font-weight-asian="bold" style:font-weight-complex="bold"/>
    </style:style>
    <style:style style:name="P41" style:family="paragraph" style:parent-style-name="Standard" style:list-style-name="L1">
      <style:paragraph-properties fo:line-height="115%"/>
      <style:text-properties style:font-name="Liberation Sans" fo:font-size="11.5pt" officeooo:rsid="000e5698" officeooo:paragraph-rsid="000e5698" style:font-size-asian="11.5pt" style:font-size-complex="11.5pt"/>
    </style:style>
    <style:style style:name="P42" style:family="paragraph" style:parent-style-name="Standard" style:list-style-name="L1">
      <style:paragraph-properties fo:line-height="115%"/>
      <style:text-properties style:font-name="Liberation Sans" fo:font-size="11.5pt" officeooo:rsid="00226858" officeooo:paragraph-rsid="00226858" style:font-size-asian="11.5pt" style:font-size-complex="11.5pt"/>
    </style:style>
    <style:style style:name="P43" style:family="paragraph" style:parent-style-name="Standard" style:list-style-name="L1">
      <style:paragraph-properties fo:line-height="115%"/>
      <style:text-properties style:font-name="Liberation Sans" fo:font-size="11.5pt" officeooo:rsid="000ee478" officeooo:paragraph-rsid="000ee478" style:font-size-asian="11.5pt" style:font-size-complex="11.5pt"/>
    </style:style>
    <style:style style:name="P44" style:family="paragraph" style:parent-style-name="Standard" style:list-style-name="L1">
      <style:paragraph-properties fo:line-height="115%"/>
      <style:text-properties style:font-name="Liberation Sans" fo:font-size="11.5pt" officeooo:rsid="0028e303" officeooo:paragraph-rsid="0028e303" style:font-size-asian="11.5pt" style:font-size-complex="11.5pt"/>
    </style:style>
    <style:style style:name="P45" style:family="paragraph" style:parent-style-name="Standard" style:list-style-name="L1">
      <style:paragraph-properties fo:line-height="115%"/>
      <style:text-properties style:font-name="Liberation Sans" fo:font-size="11.5pt" officeooo:rsid="003c6e9a" officeooo:paragraph-rsid="003c6e9a" style:font-size-asian="11.5pt" style:font-size-complex="11.5pt"/>
    </style:style>
    <style:style style:name="P46" style:family="paragraph" style:parent-style-name="Standard" style:list-style-name="L2">
      <style:paragraph-properties fo:line-height="115%"/>
      <style:text-properties style:font-name="Liberation Sans" fo:font-size="11.5pt" officeooo:rsid="006d39fd" officeooo:paragraph-rsid="0079b074" style:font-size-asian="11.5pt" style:font-size-complex="11.5pt"/>
    </style:style>
    <style:style style:name="P47" style:family="paragraph" style:parent-style-name="Standard" style:list-style-name="L2">
      <style:paragraph-properties fo:line-height="115%"/>
      <style:text-properties style:font-name="Liberation Sans" fo:font-size="11.5pt" officeooo:rsid="0072e3aa" officeooo:paragraph-rsid="0079b074" style:font-size-asian="11.5pt" style:font-size-complex="11.5pt"/>
    </style:style>
    <style:style style:name="P48" style:family="paragraph" style:parent-style-name="Standard" style:list-style-name="L2">
      <style:paragraph-properties fo:line-height="115%"/>
      <style:text-properties style:font-name="Liberation Sans" fo:font-size="11.5pt" officeooo:rsid="007aa5cc" officeooo:paragraph-rsid="007aa5cc" style:font-size-asian="11.5pt" style:font-size-complex="11.5pt"/>
    </style:style>
    <style:style style:name="P49" style:family="paragraph" style:parent-style-name="Standard" style:list-style-name="L1">
      <style:paragraph-properties fo:line-height="115%"/>
      <style:text-properties style:font-name="Liberation Sans" fo:font-size="11.5pt" officeooo:rsid="002e496c" officeooo:paragraph-rsid="002e496c" style:font-size-asian="11.5pt" style:font-size-complex="11.5pt"/>
    </style:style>
    <style:style style:name="P50" style:family="paragraph" style:parent-style-name="Standard" style:list-style-name="L1">
      <style:paragraph-properties fo:line-height="115%"/>
      <style:text-properties style:font-name="Liberation Sans" fo:font-size="11.5pt" officeooo:rsid="00314507" officeooo:paragraph-rsid="00314507" style:font-size-asian="11.5pt" style:font-size-complex="11.5pt"/>
    </style:style>
    <style:style style:name="P51" style:family="paragraph" style:parent-style-name="Standard" style:list-style-name="L1">
      <style:paragraph-properties fo:line-height="115%"/>
      <style:text-properties style:font-name="Liberation Sans" fo:font-size="11.5pt" officeooo:rsid="003335be" officeooo:paragraph-rsid="003335be" style:font-size-asian="11.5pt" style:font-size-complex="11.5pt"/>
    </style:style>
    <style:style style:name="P52" style:family="paragraph" style:parent-style-name="Standard" style:list-style-name="L1">
      <style:paragraph-properties fo:line-height="115%"/>
      <style:text-properties style:font-name="Liberation Sans" fo:font-size="11.5pt" officeooo:rsid="002b966f" officeooo:paragraph-rsid="002b966f" style:font-size-asian="11.5pt" style:font-size-complex="11.5pt"/>
    </style:style>
    <style:style style:name="P53" style:family="paragraph" style:parent-style-name="Standard" style:list-style-name="L1">
      <style:paragraph-properties fo:line-height="115%"/>
      <style:text-properties style:font-name="Liberation Sans" fo:font-size="11.5pt" officeooo:rsid="00351215" officeooo:paragraph-rsid="00351215" style:font-size-asian="11.5pt" style:font-size-complex="11.5pt"/>
    </style:style>
    <style:style style:name="P54" style:family="paragraph" style:parent-style-name="Standard" style:list-style-name="L1">
      <style:paragraph-properties fo:line-height="115%"/>
      <style:text-properties style:font-name="Liberation Sans" fo:font-size="11.5pt" officeooo:rsid="0036fc2d" officeooo:paragraph-rsid="0036fc2d" style:font-size-asian="11.5pt" style:font-size-complex="11.5pt"/>
    </style:style>
    <style:style style:name="P55" style:family="paragraph" style:parent-style-name="Standard" style:list-style-name="L1">
      <style:paragraph-properties fo:line-height="115%"/>
      <style:text-properties style:font-name="Liberation Sans" fo:font-size="11.5pt" officeooo:rsid="002cc51a" officeooo:paragraph-rsid="002cc51a" style:font-size-asian="11.5pt" style:font-size-complex="11.5pt"/>
    </style:style>
    <style:style style:name="P56" style:family="paragraph" style:parent-style-name="Standard" style:list-style-name="L1">
      <style:paragraph-properties fo:line-height="115%"/>
      <style:text-properties style:font-name="Liberation Sans" fo:font-size="11.5pt" officeooo:rsid="0012a2a3" officeooo:paragraph-rsid="0012a2a3" style:font-size-asian="11.5pt" style:font-size-complex="11.5pt"/>
    </style:style>
    <style:style style:name="P57" style:family="paragraph" style:parent-style-name="Standard" style:list-style-name="L1">
      <style:paragraph-properties fo:line-height="115%"/>
      <style:text-properties style:font-name="Liberation Sans" fo:font-size="11.5pt" officeooo:rsid="004059ad" officeooo:paragraph-rsid="004059ad" style:font-size-asian="11.5pt" style:font-size-complex="11.5pt"/>
    </style:style>
    <style:style style:name="P58" style:family="paragraph" style:parent-style-name="Standard" style:list-style-name="L1">
      <style:paragraph-properties fo:line-height="115%"/>
      <style:text-properties style:font-name="Liberation Sans" fo:font-size="11.5pt" officeooo:rsid="00420750" officeooo:paragraph-rsid="00420750" style:font-size-asian="11.5pt" style:font-size-complex="11.5pt"/>
    </style:style>
    <style:style style:name="P59" style:family="paragraph" style:parent-style-name="Standard" style:list-style-name="L1">
      <style:paragraph-properties fo:line-height="115%"/>
      <style:text-properties style:font-name="Liberation Sans" fo:font-size="11.5pt" officeooo:rsid="0043fd5c" officeooo:paragraph-rsid="0043fd5c" style:font-size-asian="11.5pt" style:font-size-complex="11.5pt"/>
    </style:style>
    <style:style style:name="P60" style:family="paragraph" style:parent-style-name="Standard" style:list-style-name="L1">
      <style:paragraph-properties fo:line-height="115%"/>
      <style:text-properties style:font-name="Liberation Sans" fo:font-size="11.5pt" officeooo:rsid="00462ed1" officeooo:paragraph-rsid="00462ed1" style:font-size-asian="11.5pt" style:font-size-complex="11.5pt"/>
    </style:style>
    <style:style style:name="P61" style:family="paragraph" style:parent-style-name="Standard" style:list-style-name="L1">
      <style:paragraph-properties fo:line-height="115%"/>
      <style:text-properties style:font-name="Liberation Sans" fo:font-size="11.5pt" officeooo:rsid="00482776" officeooo:paragraph-rsid="00482776" style:font-size-asian="11.5pt" style:font-size-complex="11.5pt"/>
    </style:style>
    <style:style style:name="P62" style:family="paragraph" style:parent-style-name="Standard" style:list-style-name="L1">
      <style:paragraph-properties fo:line-height="115%"/>
      <style:text-properties style:font-name="Liberation Sans" fo:font-size="11.5pt" officeooo:rsid="0014f039" officeooo:paragraph-rsid="0014f039" style:font-size-asian="11.5pt" style:font-size-complex="11.5pt"/>
    </style:style>
    <style:style style:name="P63" style:family="paragraph" style:parent-style-name="Standard" style:list-style-name="L1">
      <style:paragraph-properties fo:line-height="115%"/>
      <style:text-properties style:font-name="Liberation Sans" fo:font-size="11.5pt" officeooo:rsid="004a97de" officeooo:paragraph-rsid="004a97de" style:font-size-asian="11.5pt" style:font-size-complex="11.5pt"/>
    </style:style>
    <style:style style:name="P64" style:family="paragraph" style:parent-style-name="Standard" style:list-style-name="L1">
      <style:paragraph-properties fo:line-height="115%"/>
      <style:text-properties style:font-name="Liberation Sans" fo:font-size="11.5pt" officeooo:rsid="004a97de" officeooo:paragraph-rsid="00569094" style:font-size-asian="11.5pt" style:font-size-complex="11.5pt"/>
    </style:style>
    <style:style style:name="P65" style:family="paragraph" style:parent-style-name="Standard" style:list-style-name="L1">
      <style:paragraph-properties fo:line-height="115%"/>
      <style:text-properties style:font-name="Liberation Sans" fo:font-size="11.5pt" officeooo:rsid="004bb3a2" officeooo:paragraph-rsid="004bb3a2" style:font-size-asian="11.5pt" style:font-size-complex="11.5pt"/>
    </style:style>
    <style:style style:name="P66" style:family="paragraph" style:parent-style-name="Standard" style:list-style-name="L1">
      <style:paragraph-properties fo:line-height="115%"/>
      <style:text-properties style:font-name="Liberation Sans" fo:font-size="11.5pt" officeooo:rsid="004bb3a2" officeooo:paragraph-rsid="00569094" style:font-size-asian="11.5pt" style:font-size-complex="11.5pt"/>
    </style:style>
    <style:style style:name="P67" style:family="paragraph" style:parent-style-name="Standard" style:list-style-name="L1">
      <style:paragraph-properties fo:line-height="115%"/>
      <style:text-properties style:font-name="Liberation Sans" fo:font-size="11.5pt" officeooo:rsid="004d7d9d" officeooo:paragraph-rsid="004d7d9d" style:font-size-asian="11.5pt" style:font-size-complex="11.5pt"/>
    </style:style>
    <style:style style:name="P68" style:family="paragraph" style:parent-style-name="Standard" style:list-style-name="L1">
      <style:paragraph-properties fo:line-height="115%"/>
      <style:text-properties style:font-name="Liberation Sans" fo:font-size="11.5pt" officeooo:rsid="004d7d9d" officeooo:paragraph-rsid="00569094" style:font-size-asian="11.5pt" style:font-size-complex="11.5pt"/>
    </style:style>
    <style:style style:name="P69" style:family="paragraph" style:parent-style-name="Standard" style:list-style-name="L1">
      <style:paragraph-properties fo:line-height="115%"/>
      <style:text-properties style:font-name="Liberation Sans" fo:font-size="11.5pt" officeooo:rsid="0054cca0" officeooo:paragraph-rsid="0054cca0" style:font-size-asian="11.5pt" style:font-size-complex="11.5pt"/>
    </style:style>
    <style:style style:name="P70" style:family="paragraph" style:parent-style-name="Standard" style:list-style-name="L1">
      <style:paragraph-properties fo:line-height="115%"/>
      <style:text-properties style:font-name="Liberation Sans" fo:font-size="11.5pt" officeooo:rsid="0057fa69" officeooo:paragraph-rsid="0057fa69" style:font-size-asian="11.5pt" style:font-size-complex="11.5pt"/>
    </style:style>
    <style:style style:name="P71" style:family="paragraph" style:parent-style-name="Standard" style:list-style-name="L3">
      <style:paragraph-properties fo:line-height="115%"/>
      <style:text-properties style:font-name="Liberation Sans" fo:font-size="11.5pt" officeooo:rsid="00504869" officeooo:paragraph-rsid="005a4625" style:font-size-asian="11.5pt" style:font-size-complex="11.5pt"/>
    </style:style>
    <style:style style:name="P72" style:family="paragraph" style:parent-style-name="Standard" style:list-style-name="L4">
      <style:paragraph-properties fo:line-height="115%"/>
      <style:text-properties style:font-name="Liberation Sans" fo:font-size="11.5pt" officeooo:rsid="005c3f13" officeooo:paragraph-rsid="005c3f13" style:font-size-asian="11.5pt" style:font-size-complex="11.5pt"/>
    </style:style>
    <style:style style:name="P73" style:family="paragraph" style:parent-style-name="Standard" style:list-style-name="L1">
      <style:paragraph-properties fo:line-height="115%"/>
      <style:text-properties style:font-name="Liberation Sans" fo:font-size="11.5pt" officeooo:rsid="000a4c26" officeooo:paragraph-rsid="00198e40" style:font-size-asian="11.5pt" style:font-size-complex="11.5pt"/>
    </style:style>
    <style:style style:name="P74" style:family="paragraph" style:parent-style-name="Standard">
      <style:paragraph-properties fo:line-height="115%"/>
      <style:text-properties style:font-name="Liberation Sans" fo:font-size="11.5pt" officeooo:rsid="000a4c26" officeooo:paragraph-rsid="00198e40" style:font-size-asian="11.5pt" style:font-size-complex="11.5pt"/>
    </style:style>
    <style:style style:name="P75" style:family="paragraph" style:parent-style-name="Standard" style:list-style-name="L1">
      <style:paragraph-properties fo:line-height="115%"/>
      <style:text-properties style:text-line-through-style="solid" style:text-line-through-type="single" style:font-name="Liberation Sans" fo:font-size="11.5pt" officeooo:rsid="004f0400" officeooo:paragraph-rsid="004f0400" style:font-size-asian="11.5pt" style:font-size-complex="11.5pt"/>
    </style:style>
    <style:style style:name="P76" style:family="paragraph" style:parent-style-name="Standard" style:list-style-name="L1">
      <style:paragraph-properties fo:line-height="115%"/>
      <style:text-properties style:text-line-through-style="solid" style:text-line-through-type="single" style:font-name="Liberation Sans" fo:font-size="11.5pt" officeooo:rsid="0054cca0" officeooo:paragraph-rsid="0054cca0" style:font-size-asian="11.5pt" style:font-size-complex="11.5pt"/>
    </style:style>
    <style:style style:name="P77" style:family="paragraph" style:parent-style-name="Standard" style:list-style-name="L1">
      <style:paragraph-properties fo:line-height="115%"/>
      <style:text-properties style:text-line-through-style="solid" style:text-line-through-type="single" style:font-name="Liberation Sans" fo:font-size="11.5pt" officeooo:rsid="00504869" officeooo:paragraph-rsid="00504869" style:font-size-asian="11.5pt" style:font-size-complex="11.5pt"/>
    </style:style>
    <style:style style:name="T1" style:family="text">
      <style:text-properties officeooo:rsid="000adf39"/>
    </style:style>
    <style:style style:name="T2" style:family="text">
      <style:text-properties officeooo:rsid="0010732b"/>
    </style:style>
    <style:style style:name="T3" style:family="text">
      <style:text-properties officeooo:rsid="00121bda"/>
    </style:style>
    <style:style style:name="T4" style:family="text">
      <style:text-properties officeooo:rsid="0014be8d"/>
    </style:style>
    <style:style style:name="T5" style:family="text">
      <style:text-properties officeooo:rsid="001cd47a"/>
    </style:style>
    <style:style style:name="T6" style:family="text">
      <style:text-properties officeooo:rsid="0020f7c6"/>
    </style:style>
    <style:style style:name="T7" style:family="text">
      <style:text-properties officeooo:rsid="002197be"/>
    </style:style>
    <style:style style:name="T8" style:family="text">
      <style:text-properties officeooo:rsid="00267731"/>
    </style:style>
    <style:style style:name="T9" style:family="text">
      <style:text-properties officeooo:rsid="0029b680"/>
    </style:style>
    <style:style style:name="T10" style:family="text">
      <style:text-properties officeooo:rsid="002b339b"/>
    </style:style>
    <style:style style:name="T11" style:family="text">
      <style:text-properties officeooo:rsid="0050bf9e"/>
    </style:style>
    <style:style style:name="T12" style:family="text">
      <style:text-properties officeooo:rsid="005240e3"/>
    </style:style>
    <style:style style:name="T13" style:family="text">
      <style:text-properties officeooo:rsid="00569094"/>
    </style:style>
    <style:style style:name="T14" style:family="text">
      <style:text-properties officeooo:rsid="0058c335"/>
    </style:style>
    <style:style style:name="T15" style:family="text">
      <style:text-properties officeooo:rsid="00647dc6"/>
    </style:style>
    <style:style style:name="T16" style:family="text">
      <style:text-properties officeooo:rsid="00696b89"/>
    </style:style>
    <style:style style:name="T17" style:family="text">
      <style:text-properties officeooo:rsid="00745dc5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49ebc" style:font-weight-asian="bold" style:font-weight-complex="bold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567df0"/>
    </style:style>
    <style:style style:name="T22" style:family="text">
      <style:text-properties style:text-line-through-style="solid" style:text-line-through-type="sing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min View Map:</text:p>
      <text:p text:style-name="P2"/>
      <text:list xml:id="list4582737691502604299" text:style-name="L1">
        <text:list-item>
          <text:p text:style-name="P41">Dashboard</text:p>
          <text:list>
            <text:list-item>
              <text:p text:style-name="P42">Running Contests Summary <text:span text:style-name="T9">List</text:span></text:p>
            </text:list-item>
          </text:list>
        </text:list-item>
        <text:list-item>
          <text:p text:style-name="P43">Contest<text:span text:style-name="T2">s</text:span></text:p>
          <text:list>
            <text:list-item>
              <text:p text:style-name="P44">Contests Summary List <text:span text:style-name="T10">(Ordered according to start time, descending)</text:span></text:p>
              <text:list>
                <text:list-item>
                  <text:p text:style-name="P45">Overview</text:p>
                </text:list-item>
                <text:list-item>
                  <text:p text:style-name="P45">Problem Set</text:p>
                </text:list-item>
                <text:list-item>
                  <text:p text:style-name="P45">Submission</text:p>
                </text:list-item>
                <text:list-item>
                  <text:p text:style-name="P45">Clarification</text:p>
                </text:list-item>
                <text:list-item>
                  <text:p text:style-name="P45">Standings</text:p>
                </text:list-item>
              </text:list>
            </text:list-item>
          </text:list>
        </text:list-item>
      </text:list>
      <text:list xml:id="list484502586752656361" text:style-name="L2">
        <text:list-item>
          <text:list>
            <text:list-item>
              <text:list>
                <text:list-item>
                  <text:list>
                    <text:list-item>
                      <text:p text:style-name="P46">Global Rejudge</text:p>
                    </text:list-item>
                    <text:list-item>
                      <text:p text:style-name="P47">Disqualify/<text:span text:style-name="T17">Requalify</text:span> a contestant.</text:p>
                    </text:list-item>
                    <text:list-item>
                      <text:p text:style-name="P48">Generate Resultant HTML file for the final Ranklist</text:p>
                    </text:list-item>
                  </text:list>
                </text:list-item>
              </text:list>
            </text:list-item>
          </text:list>
        </text:list-item>
      </text:list>
      <text:list xml:id="list202243368786678" text:continue-list="list4582737691502604299" text:style-name="L1">
        <text:list-item>
          <text:list>
            <text:list-item>
              <text:p text:style-name="P49">Create Contest</text:p>
              <text:list>
                <text:list-item>
                  <text:p text:style-name="P50">Choose Problems</text:p>
                </text:list-item>
                <text:list-item>
                  <text:p text:style-name="P50">Set Time</text:p>
                </text:list-item>
                <text:list-item>
                  <text:p text:style-name="P51">Set contestants and judges.</text:p>
                </text:list-item>
              </text:list>
            </text:list-item>
            <text:list-item>
              <text:p text:style-name="P52">Edit Contest</text:p>
              <text:list>
                <text:list-item>
                  <text:p text:style-name="P53">Edit Problems</text:p>
                </text:list-item>
                <text:list-item>
                  <text:p text:style-name="P53">Edit Time Range</text:p>
                </text:list-item>
                <text:list-item>
                  <text:p text:style-name="P54">Edit contestants and judges.</text:p>
                </text:list-item>
              </text:list>
            </text:list-item>
            <text:list-item>
              <text:p text:style-name="P55">Delete Contest</text:p>
            </text:list-item>
          </text:list>
        </text:list-item>
        <text:list-item>
          <text:p text:style-name="P56">Problem <text:span text:style-name="T4">Volume</text:span></text:p>
          <text:list>
            <text:list-item>
              <text:p text:style-name="P57">List of Problems (Descending order with time)</text:p>
            </text:list-item>
            <text:list-item>
              <text:p text:style-name="P58">Side panel for Category Volume</text:p>
            </text:list-item>
            <text:list-item>
              <text:p text:style-name="P59">Input a new problem</text:p>
              <text:list>
                <text:list-item>
                  <text:p text:style-name="P60">Input all data</text:p>
                </text:list-item>
                <text:list-item>
                  <text:p text:style-name="P60">Upload Image (Optional)</text:p>
                </text:list-item>
              </text:list>
            </text:list-item>
            <text:list-item>
              <text:p text:style-name="P61">Edit a problem</text:p>
            </text:list-item>
            <text:list-item>
              <text:p text:style-name="P61">Delete a problem</text:p>
            </text:list-item>
          </text:list>
        </text:list-item>
        <text:list-item>
          <text:p text:style-name="P62">User Management</text:p>
          <text:list>
            <text:list-item>
              <text:p text:style-name="P63">Judge Management</text:p>
              <text:list>
                <text:list-item>
                  <text:p text:style-name="P65">List all judges</text:p>
                </text:list-item>
                <text:list-item>
                  <text:p text:style-name="P67">Create a new judge.</text:p>
                </text:list-item>
                <text:list-item>
                  <text:p text:style-name="P67">Edit a judge</text:p>
                </text:list-item>
                <text:list-item>
                  <text:p text:style-name="P67">Delete a judge</text:p>
                </text:list-item>
                <text:list-item>
                  <text:p text:style-name="P75"><text:span text:style-name="T12">Bulk</text:span> Judge Management<text:span text:style-name="T20"> </text:span><text:span text:style-name="T21">(not now)</text:span></text:p>
                  <text:list>
                    <text:list-item>
                      <text:p text:style-name="P76">List all bulk judges</text:p>
                    </text:list-item>
                    <text:list-item>
                      <text:p text:style-name="P77">Auto generate specific numbers of judges (names are optional) <text:span text:style-name="T11">and their username, passwords and add them to a specific contest. Generate a printable page containing tabular formatted usernames and passwords of these judges.</text:span></text:p>
                    </text:list-item>
                    <text:list-item>
                      <text:p text:style-name="P69"><text:span text:style-name="T22">Increase/Decrease number of judges in bulk judge package</text:span></text:p>
                    </text:list-item>
                  </text:list>
                </text:list-item>
              </text:list>
            </text:list-item>
            <text:list-item>
              <text:p text:style-name="P64">Contestant Management</text:p>
              <text:list>
                <text:list-item>
                  <text:p text:style-name="P66">List all <text:span text:style-name="T13">contestants</text:span></text:p>
                </text:list-item>
                <text:list-item>
                  <text:p text:style-name="P68">Create a new <text:span text:style-name="T13">contestant</text:span>.</text:p>
                </text:list-item>
                <text:list-item>
                  <text:p text:style-name="P68">Edit a <text:span text:style-name="T13">contestant</text:span></text:p>
                </text:list-item>
                <text:list-item>
                  <text:p text:style-name="P68">Delete a <text:span text:style-name="T13">contestant</text:span></text:p>
                </text:list-item>
                <text:list-item>
                  <text:p text:style-name="P70">Bulk Contestant Management</text:p>
                </text:list-item>
              </text:list>
            </text:list-item>
          </text:list>
        </text:list-item>
      </text:list>
      <text:list xml:id="list53776299613785463" text:style-name="L3">
        <text:list-item>
          <text:list>
            <text:list-item>
              <text:list>
                <text:list-item>
                  <text:list>
                    <text:list-item>
                      <text:p text:style-name="P71">Auto generate specific numbers of <text:span text:style-name="T13">contestants</text:span> (names are <text:span text:style-name="T14">mandatory</text:span>) <text:span text:style-name="T11">and their username, passwords and add them to a specific contest. Generate a printable page containing tabular formatted usernames and passwords of these contestants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887207949962394951" text:style-name="L4">
        <text:list-item>
          <text:list>
            <text:list-item>
              <text:list>
                <text:list-item>
                  <text:list>
                    <text:list-item>
                      <text:p text:style-name="P72">Add more bulk <text:span text:style-name="T13">contestants </text:span>to a bulk package.</text:p>
                    </text:list-item>
                  </text:list>
                </text:list-item>
              </text:list>
            </text:list-item>
          </text:list>
        </text:list-item>
      </text:list>
      <text:list xml:id="list202243446753953" text:continue-list="list202243368786678" text:style-name="L1">
        <text:list-item>
          <text:p text:style-name="P73">Prof<text:span text:style-name="T1">ile <text:s/>+ Logout</text:span></text:p>
        </text:list-item>
      </text:list>
      <text:p text:style-name="P74"/>
      <text:p text:style-name="P74"/>
      <text:p text:style-name="P74"/>
      <text:p text:style-name="P39"><text:soft-page-break/><text:span text:style-name="T18">Judge View Map:</text:span></text:p>
      <text:p text:style-name="P39"><text:span text:style-name="T18"/></text:p>
      <text:list xml:id="list1331271436337575398" text:style-name="L5">
        <text:list-item>
          <text:p text:style-name="P14">Dashboard</text:p>
          <text:list>
            <text:list-item>
              <text:p text:style-name="P15">Running Contests Summary List (Descending)</text:p>
            </text:list-item>
            <text:list-item>
              <text:p text:style-name="P16">New Clarification from any running contest with access</text:p>
            </text:list-item>
          </text:list>
        </text:list-item>
        <text:list-item>
          <text:p text:style-name="P17">Contests</text:p>
          <text:list>
            <text:list-item>
              <text:p text:style-name="P18">Contests Summary List (Descending)</text:p>
              <text:list>
                <text:list-item>
                  <text:p text:style-name="P19">Overview</text:p>
                </text:list-item>
                <text:list-item>
                  <text:p text:style-name="P19">Problem Set</text:p>
                  <text:list>
                    <text:list-item>
                      <text:p text:style-name="P20">Edit Judge Input</text:p>
                    </text:list-item>
                  </text:list>
                </text:list-item>
                <text:list-item>
                  <text:p text:style-name="P19">Submission</text:p>
                  <text:list>
                    <text:list-item>
                      <text:p text:style-name="P21">View Source</text:p>
                    </text:list-item>
                    <text:list-item>
                      <text:p text:style-name="P22"><text:span text:style-name="T16">Rej</text:span>udge with Manual Input</text:p>
                    </text:list-item>
                    <text:list-item>
                      <text:p text:style-name="P23">Declare manual verdict for a submission</text:p>
                    </text:list-item>
                    <text:list-item>
                      <text:p text:style-name="P24">Rejudge with Manual/Original Input for Non-AC Submissions.</text:p>
                    </text:list-item>
                  </text:list>
                </text:list-item>
                <text:list-item>
                  <text:p text:style-name="P19">Clarification</text:p>
                  <text:list>
                    <text:list-item>
                      <text:p text:style-name="P25">Reply New Clarifications.</text:p>
                    </text:list-item>
                    <text:list-item>
                      <text:p text:style-name="P26">Declare General Clarification for All Contestants.</text:p>
                    </text:list-item>
                    <text:list-item>
                      <text:p text:style-name="P27">Ignore a clarification.</text:p>
                    </text:list-item>
                    <text:list-item>
                      <text:p text:style-name="P28">Remove a clarification.</text:p>
                    </text:list-item>
                  </text:list>
                </text:list-item>
                <text:list-item>
                  <text:p text:style-name="P19">Standing<text:span text:style-name="T15">s</text:span></text:p>
                  <text:list>
                    <text:list-item>
                      <text:p text:style-name="P3">Disqualify/<text:span text:style-name="T17">Requalify</text:span> a contestant.</text:p>
                    </text:list-item>
                  </text:list>
                </text:list-item>
              </text:list>
            </text:list-item>
          </text:list>
        </text:list-item>
      </text:list>
      <text:list xml:id="list8804001861421352119" text:style-name="L6">
        <text:list-item>
          <text:list>
            <text:list-item>
              <text:list>
                <text:list-item>
                  <text:list>
                    <text:list-item>
                      <text:p text:style-name="P4">Generate Resultant HTML file for the final Ranklist</text:p>
                    </text:list-item>
                  </text:list>
                </text:list-item>
              </text:list>
            </text:list-item>
          </text:list>
        </text:list-item>
      </text:list>
      <text:list xml:id="list202243629866840" text:continue-list="list1331271436337575398" text:style-name="L5">
        <text:list-item>
          <text:p text:style-name="P5">Problem <text:span text:style-name="T4">Volume</text:span></text:p>
          <text:list>
            <text:list-item>
              <text:p text:style-name="P6">List of Problems (Descending order with time)</text:p>
            </text:list-item>
            <text:list-item>
              <text:p text:style-name="P7">Side panel for Category Volume</text:p>
            </text:list-item>
            <text:list-item>
              <text:p text:style-name="P8">Input a new problem</text:p>
              <text:list>
                <text:list-item>
                  <text:p text:style-name="P9">Input all data</text:p>
                </text:list-item>
                <text:list-item>
                  <text:p text:style-name="P9">Upload Image (Optional)</text:p>
                </text:list-item>
              </text:list>
            </text:list-item>
            <text:list-item>
              <text:p text:style-name="P10">Edit a problem</text:p>
            </text:list-item>
          </text:list>
        </text:list-item>
        <text:list-item>
          <text:p text:style-name="P11">Prof<text:span text:style-name="T1">ile (Change Password) + Logout</text:span></text:p>
        </text:list-item>
      </text:list>
      <text:p text:style-name="P13"/>
      <text:p text:style-name="P13"/>
      <text:p text:style-name="P13"/>
      <text:p text:style-name="P1"><text:span text:style-name="T18">User View </text:span><text:span text:style-name="T19">Map</text:span><text:span text:style-name="T18">:</text:span></text:p>
      <text:p text:style-name="P1"/>
      <text:list xml:id="list7922145210061506931" text:style-name="L7">
        <text:list-item>
          <text:p text:style-name="P29">Dashboard</text:p>
          <text:list>
            <text:list-item>
              <text:p text:style-name="P30">Running Contests <text:span text:style-name="T5">With Access</text:span></text:p>
            </text:list-item>
            <text:list-item>
              <text:p text:style-name="P31">Upcoming Contests With Access</text:p>
            </text:list-item>
            <text:list-item>
              <text:p text:style-name="P32">Running Contest Details <text:span text:style-name="T6">(Overview)</text:span> if Participated</text:p>
            </text:list-item>
          </text:list>
        </text:list-item>
        <text:list-item>
          <text:p text:style-name="P33">Contest<text:span text:style-name="T3">s</text:span></text:p>
          <text:list>
            <text:list-item>
              <text:p text:style-name="P34">Overview</text:p>
            </text:list-item>
            <text:list-item>
              <text:p text:style-name="P34">Proble<text:span text:style-name="T7">m Set</text:span></text:p>
              <text:list>
                <text:list-item>
                  <text:p text:style-name="P35">Submit <text:span text:style-name="T8">Solution</text:span></text:p>
                </text:list-item>
              </text:list>
            </text:list-item>
            <text:list-item>
              <text:p text:style-name="P36">Submission</text:p>
              <text:list>
                <text:list-item>
                  <text:p text:style-name="P37">My</text:p>
                </text:list-item>
                <text:list-item>
                  <text:p text:style-name="P37">All</text:p>
                </text:list-item>
              </text:list>
            </text:list-item>
            <text:list-item>
              <text:p text:style-name="P36">Clarification</text:p>
              <text:list>
                <text:list-item>
                  <text:p text:style-name="P37">My</text:p>
                </text:list-item>
                <text:list-item>
                  <text:p text:style-name="P37">All</text:p>
                </text:list-item>
              </text:list>
            </text:list-item>
            <text:list-item>
              <text:p text:style-name="P38">Standings</text:p>
            </text:list-item>
          </text:list>
        </text:list-item>
        <text:list-item>
          <text:p text:style-name="P12">Prof<text:span text:style-name="T1">ile (Change Password) + Logou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Lucidasans1" svg:font-family="Lucidasans"/>
    <style:font-face style:name="Times" svg:font-family="Times"/>
    <style:font-face style:name="Liberation Sans" svg:font-family="'Liberation Sans'" style:font-family-generic="swiss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e5f16313668ac592c1bfb310f4390624e3dbfb75</meta:generator>
    <meta:initial-creator>TualatriX</meta:initial-creator>
    <meta:creation-date>2008-02-15T12:08:28</meta:creation-date>
    <meta:editing-cycles>130</meta:editing-cycles>
    <meta:editing-duration>PT2H11M10S</meta:editing-duration>
    <dc:date>2015-11-17T20:22:41.139807883</dc:date>
    <dc:creator>Muntasir Munna</dc:creator>
    <meta:document-statistic meta:table-count="0" meta:image-count="0" meta:object-count="0" meta:page-count="2" meta:paragraph-count="96" meta:word-count="456" meta:character-count="2644" meta:non-whitespace-character-count="2376"/>
    <meta:user-defined meta:name="Info 1"/>
    <meta:user-defined meta:name="Info 2"/>
    <meta:user-defined meta:name="Info 3"/>
    <meta:user-defined meta:name="Info 4"/>
  </office:meta>
</office:document-meta>
</file>